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padding="0cm" fo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s Lyrics</text:p>
      <text:p text:style-name="P1"/>
      <text:p text:style-name="Standard">[Verse 1]<text:line-break/><text:a xlink:type="simple" xlink:href="https://genius.com/1279588/Rise-against-architects/Are-there-no-fighters-left-here-anymore" text:style-name="Internet_20_link" text:visited-style-name="Visited_20_Internet_20_Link">Are there no fighters left here anymore?</text:a><draw:frame draw:style-name="fr1" draw:name="Frame1" text:anchor-type="char" svg:width="0.041cm" draw:z-index="2"><draw:text-box fo:min-height="0.041cm"><text:p text:style-name="Text_20_body"/></draw:text-box></draw:frame><draw:frame draw:style-name="fr1" draw:name="Frame2" text:anchor-type="char" svg:width="0.041cm" draw:z-index="1"><draw:text-box fo:min-height="0.041cm"><text:p text:style-name="Text_20_body"/></draw:text-box></draw:frame><draw:frame draw:style-name="fr1" draw:name="Frame3" text:anchor-type="char" svg:width="0.041cm" draw:z-index="0"><draw:text-box fo:min-height="0.041cm"><text:p text:style-name="Text_20_body"/></draw:text-box></draw:frame><text:line-break/><text:a xlink:type="simple" xlink:href="https://genius.com/1279594/Rise-against-architects/Are-we-the-generation-weve-been-waiting-for" text:style-name="Internet_20_link" text:visited-style-name="Visited_20_Internet_20_Link">Are we the generation we've been waiting for?</text:a><draw:frame draw:style-name="fr1" draw:name="Frame4" text:anchor-type="char" svg:width="0.041cm" draw:z-index="5"><draw:text-box fo:min-height="0.041cm"><text:p text:style-name="Text_20_body"/></draw:text-box></draw:frame><draw:frame draw:style-name="fr1" draw:name="Frame5" text:anchor-type="char" svg:width="0.041cm" draw:z-index="4"><draw:text-box fo:min-height="0.041cm"><text:p text:style-name="Text_20_body"/></draw:text-box></draw:frame><draw:frame draw:style-name="fr1" draw:name="Frame6" text:anchor-type="char" svg:width="0.041cm" draw:z-index="3"><draw:text-box fo:min-height="0.041cm"><text:p text:style-name="Text_20_body"/></draw:text-box></draw:frame><text:line-break/><text:a xlink:type="simple" xlink:href="https://genius.com/1279622/Rise-against-architects/Or-are-we-patiently-burning-waiting-to-be-saved" text:style-name="Internet_20_link" text:visited-style-name="Visited_20_Internet_20_Link">Or are we patiently burning, waiting to be saved?</text:a><draw:frame draw:style-name="fr1" draw:name="Frame7" text:anchor-type="char" svg:width="0.041cm" draw:z-index="8"><draw:text-box fo:min-height="0.041cm"><text:p text:style-name="Text_20_body"/></draw:text-box></draw:frame><draw:frame draw:style-name="fr1" draw:name="Frame8" text:anchor-type="char" svg:width="0.041cm" draw:z-index="7"><draw:text-box fo:min-height="0.041cm"><text:p text:style-name="Text_20_body"/></draw:text-box></draw:frame><draw:frame draw:style-name="fr1" draw:name="Frame9" text:anchor-type="char" svg:width="0.041cm" draw:z-index="6"><draw:text-box fo:min-height="0.041cm"><text:p text:style-name="Text_20_body"/></draw:text-box></draw:frame><text:line-break/><text:line-break/><text:a xlink:type="simple" xlink:href="https://genius.com/1738466/Rise-against-architects/Our-heroes-our-icons-have-mellowed-with-age" text:style-name="Internet_20_link" text:visited-style-name="Visited_20_Internet_20_Link">Our heroes, our icons, have mellowed with age</text:a><draw:frame draw:style-name="fr1" draw:name="Frame10" text:anchor-type="char" svg:width="0.041cm" draw:z-index="11"><draw:text-box fo:min-height="0.041cm"><text:p text:style-name="Text_20_body"/></draw:text-box></draw:frame><draw:frame draw:style-name="fr1" draw:name="Frame11" text:anchor-type="char" svg:width="0.041cm" draw:z-index="10"><draw:text-box fo:min-height="0.041cm"><text:p text:style-name="Text_20_body"/></draw:text-box></draw:frame><draw:frame draw:style-name="fr1" draw:name="Frame12" text:anchor-type="char" svg:width="0.041cm" draw:z-index="9"><draw:text-box fo:min-height="0.041cm"><text:p text:style-name="Text_20_body"/></draw:text-box></draw:frame><text:line-break/><text:a xlink:type="simple" xlink:href="https://genius.com/1738472/Rise-against-architects/Following-rules-that-they-once-disobeyed" text:style-name="Internet_20_link" text:visited-style-name="Visited_20_Internet_20_Link">Following rules that they once disobeyed</text:a><draw:frame draw:style-name="fr1" draw:name="Frame13" text:anchor-type="char" svg:width="0.041cm" draw:z-index="14"><draw:text-box fo:min-height="0.041cm"><text:p text:style-name="Text_20_body"/></draw:text-box></draw:frame><draw:frame draw:style-name="fr1" draw:name="Frame14" text:anchor-type="char" svg:width="0.041cm" draw:z-index="13"><draw:text-box fo:min-height="0.041cm"><text:p text:style-name="Text_20_body"/></draw:text-box></draw:frame><draw:frame draw:style-name="fr1" draw:name="Frame15" text:anchor-type="char" svg:width="0.041cm" draw:z-index="12"><draw:text-box fo:min-height="0.041cm"><text:p text:style-name="Text_20_body"/></draw:text-box></draw:frame><text:line-break/>They're now being led when they used to lead the way<text:line-break/><text:line-break/>[Hook]<text:line-break/>Do you still believe in all the things that you stood by before?<text:line-break/>Are you out there on the front lines or at home keeping score?<text:line-break/>Do you care to be the layer of the bricks that seal your fate?<text:line-break/>Or would you rather be the architect of what we might create?<text:line-break/><text:line-break/>[Verse 2]<text:line-break/>They laid out the blueprints, they poured down a base<text:line-break/><text:a xlink:type="simple" xlink:href="https://genius.com/2897770/Rise-against-architects/Concrete-solutions-to-slow-our-decay" text:style-name="Internet_20_link" text:visited-style-name="Visited_20_Internet_20_Link">Concrete solutions to slow our decay</text:a><draw:frame draw:style-name="fr1" draw:name="Frame16" text:anchor-type="char" svg:width="0.041cm" draw:z-index="17"><draw:text-box fo:min-height="0.041cm"><text:p text:style-name="Text_20_body"/></draw:text-box></draw:frame><draw:frame draw:style-name="fr1" draw:name="Frame17" text:anchor-type="char" svg:width="0.041cm" draw:z-index="16"><draw:text-box fo:min-height="0.041cm"><text:p text:style-name="Text_20_body"/></draw:text-box></draw:frame><draw:frame draw:style-name="fr1" draw:name="Frame18" text:anchor-type="char" svg:width="0.041cm" draw:z-index="15"><draw:text-box fo:min-height="0.041cm"><text:p text:style-name="Text_20_body"/></draw:text-box></draw:frame><text:line-break/>And when they are gone who the fuck's gonna take their place?<text:line-break/><text:a xlink:type="simple" xlink:href="https://genius.com/4063204/Rise-against-architects/Yeah-will-it-be-the-cynics-the-critics-galore-the-cliche-apathetic-passed-out-on-the-floor-the-trusty-complicit-who-collectively-ignore" text:style-name="Internet_20_link" text:visited-style-name="Visited_20_Internet_20_Link">Yeah, will it be the cynics, the critics galore?<text:line-break/>The cliché, apathetic, passed out on the floor<text:line-break/>The trusty complicit who collectively ignore</text:a><draw:frame draw:style-name="fr1" draw:name="Frame19" text:anchor-type="char" svg:width="0.041cm" draw:z-index="20"><draw:text-box fo:min-height="0.041cm"><text:p text:style-name="Text_20_body"/></draw:text-box></draw:frame><draw:frame draw:style-name="fr1" draw:name="Frame20" text:anchor-type="char" svg:width="0.041cm" draw:z-index="19"><draw:text-box fo:min-height="0.041cm"><text:p text:style-name="Text_20_body"/></draw:text-box></draw:frame><draw:frame draw:style-name="fr1" draw:name="Frame21" text:anchor-type="char" svg:width="0.041cm" draw:z-index="18"><draw:text-box fo:min-height="0.041cm"><text:p text:style-name="Text_20_body"/></draw:text-box></draw:frame><text:line-break/><text:line-break/>[Hook]<text:line-break/><text:line-break/>[Verse 3]<text:line-break/><text:a xlink:type="simple" xlink:href="https://genius.com/912632/Rise-against-architects/Dont-you-remember-when-you-were-young-and-you-wanted-to-set-the-whole-world-on-fire" text:style-name="Internet_20_link" text:visited-style-name="Visited_20_Internet_20_Link">Don't you remember when you were young?<text:line-break/>And you wanted to set the whole world on fire</text:a><draw:frame draw:style-name="fr1" draw:name="Frame22" text:anchor-type="char" svg:width="0.041cm" draw:z-index="23"><draw:text-box fo:min-height="0.041cm"><text:p text:style-name="Text_20_body"/></draw:text-box></draw:frame><draw:frame draw:style-name="fr1" draw:name="Frame23" text:anchor-type="char" svg:width="0.041cm" draw:z-index="22"><draw:text-box fo:min-height="0.041cm"><text:p text:style-name="Text_20_body"/></draw:text-box></draw:frame><draw:frame draw:style-name="fr1" draw:name="Frame24" text:anchor-type="char" svg:width="0.041cm" draw:z-index="21"><draw:text-box fo:min-height="0.041cm"><text:p text:style-name="Text_20_body"/></draw:text-box></draw:frame><text:line-break/>Somewhere deep down, I know you do<text:line-break/>And don't you remember when we were young?<text:line-break/>How we wanted to set the world on fire<text:line-break/>Because I still am and I still do</text:p>
      <text:p text:style-name="Standard"><text:a xlink:type="simple" xlink:href="https://stubhub.prf.hn/click/camref:1100lqTK8/pubref:artist/destination:https%3A%2F%2Fwww.stubhub.com%2F_C-4631" office:target-frame-name="_blank" xlink:show="new" text:style-name="Internet_20_link" text:visited-style-name="Visited_20_Internet_20_Link">See Rise Against Live</text:a></text:p>
      <text:p text:style-name="Standard"><text:a xlink:type="simple" xlink:href="https://stubhub.prf.hn/click/camref:1100lqTK8/pubref:artist/destination:https%3A%2F%2Fwww.stubhub.com%2F_C-4631" office:target-frame-name="_blank" xlink:show="new" text:style-name="Internet_20_link" text:visited-style-name="Visited_20_Internet_20_Link">Get tickets as low as $61</text:a></text:p>
      <text:section text:style-name="Sect1" text:name="div-gpt-ad-desktop_song_lyrics_sidebar-desktop_song_lyrics_sidebar-1">
        <text:p text:style-name="Standard"/>
        <text:section text:style-name="Sect1" text:name="google_ads_iframe_/342026871/desktop_song_lyrics_sidebar_0__container__">
          <text:p text:style-name="P2"><text:soft-page-break/><draw:frame draw:style-name="fr2" draw:name="Object1" text:anchor-type="as-char" svg:width="7.938cm" svg:height="6.615cm" draw:z-index="24"><draw:floating-frame xlink:href="https://9180d4a682563241080590ba4b7943af.safeframe.googlesyndication.com/safeframe/1-0-40/html/container.html" xlink:type="simple" xlink:show="embed" xlink:actuate="onLoad"/></draw:frame></text:p>
        </text:section>
      </text:section>
      <text:p text:style-name="Standard">You might also like</text:p>
      <text:p text:style-name="Standard"><text:a xlink:type="simple" xlink:href="https://genius.com/Rise-against-broken-mirrors-lyrics" text:style-name="Internet_20_link" text:visited-style-name="Visited_20_Internet_20_Link">Broken Mirrors</text:a></text:p>
      <text:p text:style-name="Standard"><text:a xlink:type="simple" xlink:href="https://genius.com/Rise-against-broken-mirrors-lyrics" text:style-name="Internet_20_link" text:visited-style-name="Visited_20_Internet_20_Link">Rise Against</text:a></text:p>
      <text:p text:style-name="Standard"><text:a xlink:type="simple" xlink:href="https://genius.com/Rise-against-lanterns-lyrics" text:style-name="Internet_20_link" text:visited-style-name="Visited_20_Internet_20_Link">Lanterns</text:a></text:p>
      <text:p text:style-name="Standard"><text:a xlink:type="simple" xlink:href="https://genius.com/Rise-against-lanterns-lyrics" text:style-name="Internet_20_link" text:visited-style-name="Visited_20_Internet_20_Link">Rise Against</text:a></text:p>
      <text:p text:style-name="Standard"><text:a xlink:type="simple" xlink:href="https://genius.com/Rise-against-i-dont-want-to-be-here-anymore-lyrics" text:style-name="Internet_20_link" text:visited-style-name="Visited_20_Internet_20_Link">I Don’t Want to Be Here Anymore</text:a></text:p>
      <text:p text:style-name="Standard"><text:a xlink:type="simple" xlink:href="https://genius.com/Rise-against-i-dont-want-to-be-here-anymore-lyrics" text:style-name="Internet_20_link" text:visited-style-name="Visited_20_Internet_20_Link">Rise Against</text:a></text:p>
      <text:section text:style-name="Sect1" text:name="div-gpt-ad-desktop_song_lyrics_inread-desktop_song_lyrics_inread-1">
        <text:p text:style-name="Standard"/>
        <text:section text:style-name="Sect1" text:name="google_ads_iframe_/342026871/desktop_song_lyrics_inread_0__container__">
          <text:p text:style-name="P2"><draw:frame draw:style-name="fr2" draw:name="Object2" text:anchor-type="as-char" svg:width="7.938cm" svg:height="6.615cm" draw:z-index="25"><draw:floating-frame xlink:href="https://9180d4a682563241080590ba4b7943af.safeframe.googlesyndication.com/safeframe/1-0-40/html/container.html" xlink:type="simple" xlink:show="embed" xlink:actuate="onLoad"/></draw:frame></text:p>
        </text:section>
      </text:section>
      <text:p text:style-name="Standard">Make no mistake, we are not afraid<text:line-break/>To bear the burden of repeating of what we're thinking anyway<text:line-break/><text:a xlink:type="simple" xlink:href="https://genius.com/4063275/Rise-against-architects/Lets-raise-the-stakes-on-the-bet-we-made" text:style-name="Internet_20_link" text:visited-style-name="Visited_20_Internet_20_Link">Let's raise the stakes on the bet we made</text:a><draw:frame draw:style-name="fr1" draw:name="Frame27" text:anchor-type="char" svg:width="0.041cm" draw:z-index="26"><draw:text-box fo:min-height="0.041cm"><text:p text:style-name="Text_20_body"/></draw:text-box></draw:frame><draw:frame draw:style-name="fr1" draw:name="Frame26" text:anchor-type="char" svg:width="0.041cm" draw:z-index="27"><draw:text-box fo:min-height="0.041cm"><text:p text:style-name="Text_20_body"/></draw:text-box></draw:frame><draw:frame draw:style-name="fr1" draw:name="Frame25" text:anchor-type="char" svg:width="0.041cm" draw:z-index="28"><draw:text-box fo:min-height="0.041cm"><text:p text:style-name="Text_20_body"/></draw:text-box></draw:frame><text:line-break/><text:a xlink:type="simple" xlink:href="https://genius.com/4063305/Rise-against-architects/Lets-decide-to-be-the-architects-the-masters-of-our-fate" text:style-name="Internet_20_link" text:visited-style-name="Visited_20_Internet_20_Link">Let's decide to be the architects, the masters of our fate</text:a><draw:frame draw:style-name="fr1" draw:name="Frame30" text:anchor-type="char" svg:width="0.041cm" draw:z-index="29"><draw:text-box fo:min-height="0.041cm"><text:p text:style-name="Text_20_body"/></draw:text-box></draw:frame><draw:frame draw:style-name="fr1" draw:name="Frame29" text:anchor-type="char" svg:width="0.041cm" draw:z-index="30"><draw:text-box fo:min-height="0.041cm"><text:p text:style-name="Text_20_body"/></draw:text-box></draw:frame><draw:frame draw:style-name="fr1" draw:name="Frame28" text:anchor-type="char" svg:width="0.041cm" draw:z-index="31"><draw:text-box fo:min-height="0.041cm"><text:p text:style-name="Text_20_body"/></draw:text-box></draw:frame><text:line-break/><text:line-break/>[Hook/Outro]<text:line-break/><text:line-break/>Yeah we still believe in all the things that we stood by before<text:line-break/>And after everything we've seen, there may be even more<text:line-break/>I know we're not the only ones and we were not the first<text:line-break/>And unapologetically we stand behind each word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3T19:35:37.11</meta:creation-date>
    <meta:document-statistic meta:table-count="0" meta:image-count="0" meta:object-count="2" meta:page-count="2" meta:paragraph-count="14" meta:word-count="323" meta:character-count="1718"/>
    <dc:date>2024-09-13T19:37:37.50</dc:date>
    <meta:editing-duration>PT2M1S</meta:editing-duration>
    <meta:editing-cycles>1</meta:editing-cycles>
    <meta:generator>OpenOffice/4.1.15$Win32 OpenOffice.org_project/4115m2$Build-9813</meta:generator>
  </office:meta>
</office:document-meta>
</file>